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text-properties fo:language="de" fo:country="DE" officeooo:rsid="00132e00" officeooo:paragraph-rsid="00132e00"/>
    </style:style>
    <style:style style:name="P2" style:family="paragraph" style:parent-style-name="Text_20_body">
      <style:text-properties fo:language="de" fo:country="DE" officeooo:rsid="00132e00" officeooo:paragraph-rsid="00132e00"/>
    </style:style>
    <style:style style:name="P3" style:family="paragraph" style:parent-style-name="Text_20_body">
      <style:text-properties fo:language="de" fo:country="DE" officeooo:paragraph-rsid="00132e00"/>
    </style:style>
    <style:style style:name="P4" style:family="paragraph" style:parent-style-name="Text_20_body">
      <style:text-properties fo:language="de" fo:country="DE" officeooo:rsid="001396fc" officeooo:paragraph-rsid="001396fc"/>
    </style:style>
    <style:style style:name="P5" style:family="paragraph" style:parent-style-name="Text_20_body" style:list-style-name="L1">
      <style:text-properties fo:language="de" fo:country="DE" officeooo:rsid="00132e00" officeooo:paragraph-rsid="00132e00"/>
    </style:style>
    <style:style style:name="P6" style:family="paragraph" style:parent-style-name="Text_20_body" style:list-style-name="L2">
      <style:text-properties fo:language="de" fo:country="DE" officeooo:rsid="00132e00" officeooo:paragraph-rsid="00132e00"/>
    </style:style>
    <style:style style:name="P7" style:family="paragraph" style:parent-style-name="Text_20_body" style:list-style-name="L1">
      <style:text-properties fo:language="de" fo:country="DE" officeooo:rsid="001333a8" officeooo:paragraph-rsid="001333a8"/>
    </style:style>
    <style:style style:name="P8" style:family="paragraph" style:parent-style-name="Text_20_body" style:list-style-name="L1">
      <style:text-properties fo:language="de" fo:country="DE" officeooo:rsid="001396fc" officeooo:paragraph-rsid="001396fc"/>
    </style:style>
    <style:style style:name="P9" style:family="paragraph" style:parent-style-name="Text_20_body">
      <style:text-properties fo:language="de" fo:country="DE" officeooo:rsid="001396fc" officeooo:paragraph-rsid="001396fc"/>
    </style:style>
    <style:style style:name="P10" style:family="paragraph" style:parent-style-name="Text_20_body" style:list-style-name="L2">
      <style:text-properties officeooo:rsid="00132e00" officeooo:paragraph-rsid="00132e00"/>
    </style:style>
    <style:style style:name="P11" style:family="paragraph" style:parent-style-name="Text_20_body">
      <style:text-properties officeooo:paragraph-rsid="001396fc"/>
    </style:style>
    <style:style style:name="P12" style:family="paragraph" style:parent-style-name="Text_20_body" style:list-style-name="L3">
      <style:text-properties officeooo:paragraph-rsid="001d9a23"/>
    </style:style>
    <style:style style:name="P13" style:family="paragraph" style:parent-style-name="Heading_20_1">
      <style:text-properties fo:language="de" fo:country="DE" officeooo:rsid="00132e00" officeooo:paragraph-rsid="00132e00"/>
    </style:style>
    <style:style style:name="P14" style:family="paragraph" style:parent-style-name="Heading_20_1">
      <style:text-properties fo:language="de" fo:country="DE" officeooo:rsid="001396fc" officeooo:paragraph-rsid="001396fc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32e00"/>
    </style:style>
    <style:style style:name="T3" style:family="text">
      <style:text-properties fo:language="de" fo:country="DE" officeooo:rsid="001c2775"/>
    </style:style>
    <style:style style:name="T4" style:family="text">
      <style:text-properties fo:language="de" fo:country="DE" officeooo:rsid="001d9a23"/>
    </style:style>
    <style:style style:name="T5" style:family="text">
      <style:text-properties fo:language="de" fo:country="DE" fo:font-weight="bold" style:font-weight-asian="bold" style:font-weight-complex="bold"/>
    </style:style>
    <style:style style:name="T6" style:family="text">
      <style:text-properties officeooo:rsid="0013d372"/>
    </style:style>
    <style:style style:name="T7" style:family="text">
      <style:text-properties officeooo:rsid="001c2775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style:num-prefix="(" style:num-suffix=")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Übungsblatt</text:p>
      <text:p text:style-name="P2"/>
      <text:h text:style-name="P13" text:outline-level="1">Aufgabe 1</text:h>
      <text:p text:style-name="P3"/>
      <text:list xml:id="list2029747628" text:style-name="L1">
        <text:list-item>
          <text:p text:style-name="P5">Beispiele für Entitätstypen</text:p>
        </text:list-item>
      </text:list>
      <text:list xml:id="list2970241430" text:style-name="L2">
        <text:list-item>
          <text:list>
            <text:list-item>
              <text:p text:style-name="P6">Student – ein Entitätstyp, dass ein Student mit Name, Matrikelnummer usw. beschreibt</text:p>
            </text:list-item>
            <text:list-item>
              <text:p text:style-name="P10"><text:span text:style-name="T2">C</text:span><text:span text:style-name="T1">ourse – ein <text:s/>Entitätstyp, dass eine Veranstaltung mit Name, Ort, Lehrinhalte usw. beschreibt</text:span></text:p>
            </text:list-item>
          </text:list>
        </text:list-item>
      </text:list>
      <text:list xml:id="list3944789848878" text:continue-list="list2029747628" text:style-name="L1">
        <text:list-item>
          <text:p text:style-name="P5">Beispiele für Attributen</text:p>
          <text:list>
            <text:list-item>
              <text:p text:style-name="P5">Name – speichert den Namen eines Students</text:p>
            </text:list-item>
            <text:list-item>
              <text:p text:style-name="P5">Matrikelnummer – Speichert die Matrikelnummer eines Students</text:p>
            </text:list-item>
          </text:list>
        </text:list-item>
        <text:list-item>
          <text:p text:style-name="P5">Ein Schlüsselattribut ist ein Attribut, dass das Entity (Exemplar) eindeutig beschreibt, d.h. Name ist ein Schlüsselattribut, falls es nur ein Student mit dem selben Namen gibt. <text:span text:style-name="T6">Durch ein Schlüsselattribut sind damit alle andere Attribute eines Entitys bekannt.</text:span></text:p>
        </text:list-item>
        <text:list-item>
          <text:p text:style-name="P7">LivesIn Relation – eine Person kann nur in einem Land wohnen, es gibt aber viele Personen die in dem Selben Land wohnen. Also Person (N) – LivesIn – Land (1).</text:p>
        </text:list-item>
        <text:list-item>
          <text:p text:style-name="P8">ListensTo Relation – eine Person kann mehrere Bands / Musikarten gerne hören, jedes Band / Musikart hat aber auch viele Fans.</text:p>
        </text:list-item>
        <text:list-item>
          <text:p text:style-name="P8">IsFriendsWith Relation – eine Person hat wieder Personen als Freunde (im trivialsten Fall). Das ist eine N-zu-M Relation.</text:p>
        </text:list-item>
      </text:list>
      <text:p text:style-name="P4"/>
      <text:h text:style-name="P14" text:outline-level="1">Aufgabe <text:span text:style-name="T7">3</text:span></text:h>
      <text:p text:style-name="P11"><text:span text:style-name="T3"/></text:p>
      <text:list xml:id="list2813569295" text:style-name="L3">
        <text:list-item>
          <text:p text:style-name="P12"><text:span text:style-name="T1">partiell: Damit eine Entity existiert müssen </text:span><text:span text:style-name="T5">nicht alle</text:span><text:span text:style-name="T1"> Instanzen mit einer anderen Entity verbunden sein. Im Unterschied zur Totalen Partizipation: Damit eine Entity existiert müssen hier </text:span><text:span text:style-name="T5">alle</text:span><text:span text:style-name="T1"> Instanzen der Entity mit der anderen Entity über den Entity-Relationship-Type verbunden sein.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21:09:42.343079124</meta:creation-date>
    <meta:generator>LibreOffice/5.3.2.2$Linux_X86_64 LibreOffice_project/30m0$Build-2</meta:generator>
    <dc:date>2017-05-04T00:39:44.279645054</dc:date>
    <meta:editing-duration>PT4H24M37S</meta:editing-duration>
    <meta:editing-cycles>6</meta:editing-cycles>
    <meta:document-statistic meta:table-count="0" meta:image-count="0" meta:object-count="0" meta:page-count="1" meta:paragraph-count="14" meta:word-count="198" meta:character-count="1342" meta:non-whitespace-character-count="1159"/>
  </office:meta>
</office:document-meta>
</file>